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0758E5C3251E1B3.png" manifest:media-type="image/png"/>
  <manifest:file-entry manifest:full-path="Pictures/10000000000005560000030087C2D10E1D8909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86cm, 13.449cm, 0cm, 5.39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75cm, 14.199cm, 0cm, 5.937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3.2cm" svg:height="20.04cm" svg:x="0.8cm" svg:y="0cm">
          <draw:image xlink:href="Pictures/10000000000005560000030087C2D10E1D8909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3" draw:layer="layout" svg:width="17cm" svg:height="16.2cm" svg:x="1.2cm" svg:y="2.4cm">
          <draw:image xlink:href="Pictures/10000000000005560000030030758E5C3251E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03:42.620638191</meta:creation-date>
    <dc:date>2018-02-27T14:32:45.219915952</dc:date>
    <meta:editing-duration>PT3M20S</meta:editing-duration>
    <meta:editing-cycles>2</meta:editing-cycles>
    <meta:generator>LibreOffice/5.3.7.2$Linux_X86_64 LibreOffice_project/30m0$Build-2</meta:generator>
    <meta:document-statistic meta:object-count="27"/>
  </office:meta>
</office:document-meta>
</file>